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67.3pt" svg:height="391.52pt" svg:x="40.59pt" svg:y="22.59pt">
            <draw:object draw:notify-on-update-of-ranges="Sheet1.A1:Sheet1.A88 Sheet1.B1:Sheet1.B8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WABASHA</text:p>
          </table:table-cell>
          <table:table-cell office:value-type="float" office:value="8.85" calcext:value-type="float">
            <text:p>8.85</text:p>
          </table:table-cell>
        </table:table-row>
        <table:table-row table:style-name="ro1">
          <table:table-cell office:value-type="string" calcext:value-type="string">
            <text:p>HOUSTON</text:p>
          </table:table-cell>
          <table:table-cell office:value-type="float" office:value="15.9875" calcext:value-type="float">
            <text:p>15.9875</text:p>
          </table:table-cell>
        </table:table-row>
        <table:table-row table:style-name="ro1">
          <table:table-cell office:value-type="string" calcext:value-type="string">
            <text:p>DODGE</text:p>
          </table:table-cell>
          <table:table-cell office:value-type="float" office:value="17.8333333333333" calcext:value-type="float">
            <text:p>17.8333333333333</text:p>
          </table:table-cell>
        </table:table-row>
        <table:table-row table:style-name="ro1">
          <table:table-cell office:value-type="string" calcext:value-type="string">
            <text:p>LE_SUEUR</text:p>
          </table:table-cell>
          <table:table-cell office:value-type="float" office:value="22.0666666666667" calcext:value-type="float">
            <text:p>22.0666666666667</text:p>
          </table:table-cell>
        </table:table-row>
        <table:table-row table:style-name="ro1">
          <table:table-cell office:value-type="string" calcext:value-type="string">
            <text:p>SIBLEY</text:p>
          </table:table-cell>
          <table:table-cell office:value-type="float" office:value="23.425" calcext:value-type="float">
            <text:p>23.425</text:p>
          </table:table-cell>
        </table:table-row>
        <table:table-row table:style-name="ro1">
          <table:table-cell office:value-type="string" calcext:value-type="string">
            <text:p>FILLMORE</text:p>
          </table:table-cell>
          <table:table-cell office:value-type="float" office:value="24.7833333333333" calcext:value-type="float">
            <text:p>24.7833333333333</text:p>
          </table:table-cell>
        </table:table-row>
        <table:table-row table:style-name="ro1">
          <table:table-cell office:value-type="string" calcext:value-type="string">
            <text:p>NICOLLET</text:p>
          </table:table-cell>
          <table:table-cell office:value-type="float" office:value="24.8666666666667" calcext:value-type="float">
            <text:p>24.8666666666667</text:p>
          </table:table-cell>
        </table:table-row>
        <table:table-row table:style-name="ro1">
          <table:table-cell office:value-type="string" calcext:value-type="string">
            <text:p>MARSHALL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string" calcext:value-type="string">
            <text:p>LAKE</text:p>
          </table:table-cell>
          <table:table-cell office:value-type="float" office:value="27.92" calcext:value-type="float">
            <text:p>27.92</text:p>
          </table:table-cell>
        </table:table-row>
        <table:table-row table:style-name="ro1">
          <table:table-cell office:value-type="string" calcext:value-type="string">
            <text:p>TODD</text:p>
          </table:table-cell>
          <table:table-cell office:value-type="float" office:value="29.0166666666667" calcext:value-type="float">
            <text:p>29.0166666666667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float" office:value="29.575" calcext:value-type="float">
            <text:p>29.575</text:p>
          </table:table-cell>
        </table:table-row>
        <table:table-row table:style-name="ro1">
          <table:table-cell office:value-type="string" calcext:value-type="string">
            <text:p>RENVILLE</text:p>
          </table:table-cell>
          <table:table-cell office:value-type="float" office:value="30.275" calcext:value-type="float">
            <text:p>30.275</text:p>
          </table:table-cell>
        </table:table-row>
        <table:table-row table:style-name="ro1">
          <table:table-cell office:value-type="string" calcext:value-type="string">
            <text:p>CHISAGO</text:p>
          </table:table-cell>
          <table:table-cell office:value-type="float" office:value="32.7166666666667" calcext:value-type="float">
            <text:p>32.7166666666667</text:p>
          </table:table-cell>
        </table:table-row>
        <table:table-row table:style-name="ro1">
          <table:table-cell office:value-type="string" calcext:value-type="string">
            <text:p>COOK</text:p>
          </table:table-cell>
          <table:table-cell office:value-type="float" office:value="33.05" calcext:value-type="float">
            <text:p>33.05</text:p>
          </table:table-cell>
        </table:table-row>
        <table:table-row table:style-name="ro1">
          <table:table-cell office:value-type="string" calcext:value-type="string">
            <text:p>KITTSON</text:p>
          </table:table-cell>
          <table:table-cell office:value-type="float" office:value="33.2416666666667" calcext:value-type="float">
            <text:p>33.2416666666667</text:p>
          </table:table-cell>
        </table:table-row>
        <table:table-row table:style-name="ro1">
          <table:table-cell office:value-type="string" calcext:value-type="string">
            <text:p>MURRAY</text:p>
          </table:table-cell>
          <table:table-cell office:value-type="float" office:value="34.2333333333333" calcext:value-type="float">
            <text:p>34.2333333333333</text:p>
          </table:table-cell>
        </table:table-row>
        <table:table-row table:style-name="ro1">
          <table:table-cell office:value-type="string" calcext:value-type="string">
            <text:p>OLMSTED</text:p>
          </table:table-cell>
          <table:table-cell office:value-type="float" office:value="34.95" calcext:value-type="float">
            <text:p>34.95</text:p>
          </table:table-cell>
        </table:table-row>
        <table:table-row table:style-name="ro1">
          <table:table-cell office:value-type="string" calcext:value-type="string">
            <text:p>RED_LAKE</text:p>
          </table:table-cell>
          <table:table-cell office:value-type="float" office:value="37.225" calcext:value-type="float">
            <text:p>37.225</text:p>
          </table:table-cell>
        </table:table-row>
        <table:table-row table:style-name="ro1">
          <table:table-cell office:value-type="string" calcext:value-type="string">
            <text:p>MEEKER</text:p>
          </table:table-cell>
          <table:table-cell office:value-type="float" office:value="41.1333333333333" calcext:value-type="float">
            <text:p>41.1333333333333</text:p>
          </table:table-cell>
        </table:table-row>
        <table:table-row table:style-name="ro1">
          <table:table-cell office:value-type="string" calcext:value-type="string">
            <text:p>CASS</text:p>
          </table:table-cell>
          <table:table-cell office:value-type="float" office:value="41.5083333333333" calcext:value-type="float">
            <text:p>41.5083333333333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float" office:value="42.0833333333333" calcext:value-type="float">
            <text:p>42.0833333333333</text:p>
          </table:table-cell>
        </table:table-row>
        <table:table-row table:style-name="ro1">
          <table:table-cell office:value-type="string" calcext:value-type="string">
            <text:p>FREEBORN</text:p>
          </table:table-cell>
          <table:table-cell office:value-type="float" office:value="42.8666666666667" calcext:value-type="float">
            <text:p>42.8666666666667</text:p>
          </table:table-cell>
        </table:table-row>
        <table:table-row table:style-name="ro1">
          <table:table-cell office:value-type="string" calcext:value-type="string">
            <text:p>WATONWAN</text:p>
          </table:table-cell>
          <table:table-cell office:value-type="float" office:value="43.6583333333333" calcext:value-type="float">
            <text:p>43.6583333333333</text:p>
          </table:table-cell>
        </table:table-row>
        <table:table-row table:style-name="ro1">
          <table:table-cell office:value-type="string" calcext:value-type="string">
            <text:p>CARVER</text:p>
          </table:table-cell>
          <table:table-cell office:value-type="float" office:value="45.2916666666667" calcext:value-type="float">
            <text:p>45.2916666666667</text:p>
          </table:table-cell>
        </table:table-row>
        <table:table-row table:style-name="ro1">
          <table:table-cell office:value-type="string" calcext:value-type="string">
            <text:p>WASECA</text:p>
          </table:table-cell>
          <table:table-cell office:value-type="float" office:value="45.9833333333333" calcext:value-type="float">
            <text:p>45.9833333333333</text:p>
          </table:table-cell>
        </table:table-row>
        <table:table-row table:style-name="ro1">
          <table:table-cell office:value-type="string" calcext:value-type="string">
            <text:p>PINE</text:p>
          </table:table-cell>
          <table:table-cell office:value-type="float" office:value="46.025" calcext:value-type="float">
            <text:p>46.025</text:p>
          </table:table-cell>
        </table:table-row>
        <table:table-row table:style-name="ro1">
          <table:table-cell office:value-type="string" calcext:value-type="string">
            <text:p>YELLOW_MEDICINE</text:p>
          </table:table-cell>
          <table:table-cell office:value-type="float" office:value="46.0666666666667" calcext:value-type="float">
            <text:p>46.0666666666667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float" office:value="47.0416666666667" calcext:value-type="float">
            <text:p>47.0416666666667</text:p>
          </table:table-cell>
        </table:table-row>
        <table:table-row table:style-name="ro1">
          <table:table-cell office:value-type="string" calcext:value-type="string">
            <text:p>BENTON</text:p>
          </table:table-cell>
          <table:table-cell office:value-type="float" office:value="47.1416666666667" calcext:value-type="float">
            <text:p>47.1416666666667</text:p>
          </table:table-cell>
        </table:table-row>
        <table:table-row table:style-name="ro1">
          <table:table-cell office:value-type="string" calcext:value-type="string">
            <text:p>SHERBURNE</text:p>
          </table:table-cell>
          <table:table-cell office:value-type="float" office:value="48.675" calcext:value-type="float">
            <text:p>48.675</text:p>
          </table:table-cell>
        </table:table-row>
        <table:table-row table:style-name="ro1">
          <table:table-cell office:value-type="string" calcext:value-type="string">
            <text:p>HENNEPIN</text:p>
          </table:table-cell>
          <table:table-cell office:value-type="float" office:value="48.725" calcext:value-type="float">
            <text:p>48.725</text:p>
          </table:table-cell>
        </table:table-row>
        <table:table-row table:style-name="ro1">
          <table:table-cell office:value-type="string" calcext:value-type="string">
            <text:p>RAMSEY</text:p>
          </table:table-cell>
          <table:table-cell office:value-type="float" office:value="49.75" calcext:value-type="float">
            <text:p>49.75</text:p>
          </table:table-cell>
        </table:table-row>
        <table:table-row table:style-name="ro1">
          <table:table-cell office:value-type="string" calcext:value-type="string">
            <text:p>NORMAN</text:p>
          </table:table-cell>
          <table:table-cell office:value-type="float" office:value="50.8583333333333" calcext:value-type="float">
            <text:p>50.8583333333333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float" office:value="51.2166666666667" calcext:value-type="float">
            <text:p>51.2166666666667</text:p>
          </table:table-cell>
        </table:table-row>
        <table:table-row table:style-name="ro1">
          <table:table-cell office:value-type="string" calcext:value-type="string">
            <text:p>REDWOOD</text:p>
          </table:table-cell>
          <table:table-cell office:value-type="float" office:value="51.275" calcext:value-type="float">
            <text:p>51.275</text:p>
          </table:table-cell>
        </table:table-row>
        <table:table-row table:style-name="ro1">
          <table:table-cell office:value-type="string" calcext:value-type="string">
            <text:p>FARIBAULT</text:p>
          </table:table-cell>
          <table:table-cell office:value-type="float" office:value="51.9583333333333" calcext:value-type="float">
            <text:p>51.9583333333333</text:p>
          </table:table-cell>
        </table:table-row>
        <table:table-row table:style-name="ro1">
          <table:table-cell office:value-type="string" calcext:value-type="string">
            <text:p>LINCOLN</text:p>
          </table:table-cell>
          <table:table-cell office:value-type="float" office:value="52.25" calcext:value-type="float">
            <text:p>52.25</text:p>
          </table:table-cell>
        </table:table-row>
        <table:table-row table:style-name="ro1">
          <table:table-cell office:value-type="string" calcext:value-type="string">
            <text:p>ISANTI</text:p>
          </table:table-cell>
          <table:table-cell office:value-type="float" office:value="52.525" calcext:value-type="float">
            <text:p>52.525</text:p>
          </table:table-cell>
        </table:table-row>
        <table:table-row table:style-name="ro1">
          <table:table-cell office:value-type="string" calcext:value-type="string">
            <text:p>STEELE</text:p>
          </table:table-cell>
          <table:table-cell office:value-type="float" office:value="52.5916666666667" calcext:value-type="float">
            <text:p>52.5916666666667</text:p>
          </table:table-cell>
        </table:table-row>
        <table:table-row table:style-name="ro1">
          <table:table-cell office:value-type="string" calcext:value-type="string">
            <text:p>MOWER</text:p>
          </table:table-cell>
          <table:table-cell office:value-type="float" office:value="52.7166666666667" calcext:value-type="float">
            <text:p>52.7166666666667</text:p>
          </table:table-cell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52.9833333333333" calcext:value-type="float">
            <text:p>52.9833333333333</text:p>
          </table:table-cell>
        </table:table-row>
        <table:table-row table:style-name="ro1">
          <table:table-cell office:value-type="string" calcext:value-type="string">
            <text:p>GOODHUE</text:p>
          </table:table-cell>
          <table:table-cell office:value-type="float" office:value="53.4" calcext:value-type="float">
            <text:p>53.4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float" office:value="53.425" calcext:value-type="float">
            <text:p>53.425</text:p>
          </table:table-cell>
        </table:table-row>
        <table:table-row table:style-name="ro1">
          <table:table-cell office:value-type="string" calcext:value-type="string">
            <text:p>NOBLES</text:p>
          </table:table-cell>
          <table:table-cell office:value-type="float" office:value="53.6916666666667" calcext:value-type="float">
            <text:p>53.6916666666667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float" office:value="53.8083333333333" calcext:value-type="float">
            <text:p>53.8083333333333</text:p>
          </table:table-cell>
        </table:table-row>
        <table:table-row table:style-name="ro1">
          <table:table-cell office:value-type="string" calcext:value-type="string">
            <text:p>SAINT_LOUIS</text:p>
          </table:table-cell>
          <table:table-cell office:value-type="float" office:value="54.4" calcext:value-type="float">
            <text:p>54.4</text:p>
          </table:table-cell>
        </table:table-row>
        <table:table-row table:style-name="ro1">
          <table:table-cell office:value-type="string" calcext:value-type="string">
            <text:p>BECKER</text:p>
          </table:table-cell>
          <table:table-cell office:value-type="float" office:value="55.3333333333333" calcext:value-type="float">
            <text:p>55.3333333333333</text:p>
          </table:table-cell>
        </table:table-row>
        <table:table-row table:style-name="ro1">
          <table:table-cell office:value-type="string" calcext:value-type="string">
            <text:p>STEVENS</text:p>
          </table:table-cell>
          <table:table-cell office:value-type="float" office:value="55.525" calcext:value-type="float">
            <text:p>55.525</text:p>
          </table:table-cell>
        </table:table-row>
        <table:table-row table:style-name="ro1">
          <table:table-cell office:value-type="string" calcext:value-type="string">
            <text:p>LAC_QUI_PARLE</text:p>
          </table:table-cell>
          <table:table-cell office:value-type="float" office:value="56.5583333333333" calcext:value-type="float">
            <text:p>56.5583333333333</text:p>
          </table:table-cell>
        </table:table-row>
        <table:table-row table:style-name="ro1">
          <table:table-cell office:value-type="string" calcext:value-type="string">
            <text:p>CHIPPEWA</text:p>
          </table:table-cell>
          <table:table-cell office:value-type="float" office:value="56.8916666666667" calcext:value-type="float">
            <text:p>56.8916666666667</text:p>
          </table:table-cell>
        </table:table-row>
        <table:table-row table:style-name="ro1">
          <table:table-cell office:value-type="string" calcext:value-type="string">
            <text:p>DAKOTA</text:p>
          </table:table-cell>
          <table:table-cell office:value-type="float" office:value="57.2416666666667" calcext:value-type="float">
            <text:p>57.2416666666667</text:p>
          </table:table-cell>
        </table:table-row>
        <table:table-row table:style-name="ro1">
          <table:table-cell office:value-type="string" calcext:value-type="string">
            <text:p>SWIFT</text:p>
          </table:table-cell>
          <table:table-cell office:value-type="float" office:value="57.5833333333333" calcext:value-type="float">
            <text:p>57.5833333333333</text:p>
          </table:table-cell>
        </table:table-row>
        <table:table-row table:style-name="ro1">
          <table:table-cell office:value-type="string" calcext:value-type="string">
            <text:p>ROSEAU</text:p>
          </table:table-cell>
          <table:table-cell office:value-type="float" office:value="57.7333333333333" calcext:value-type="float">
            <text:p>57.7333333333333</text:p>
          </table:table-cell>
        </table:table-row>
        <table:table-row table:style-name="ro1">
          <table:table-cell office:value-type="string" calcext:value-type="string">
            <text:p>OTTER_TAIL</text:p>
          </table:table-cell>
          <table:table-cell office:value-type="float" office:value="58.0916666666667" calcext:value-type="float">
            <text:p>58.0916666666667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float" office:value="58.1916666666667" calcext:value-type="float">
            <text:p>58.1916666666667</text:p>
          </table:table-cell>
        </table:table-row>
        <table:table-row table:style-name="ro1">
          <table:table-cell office:value-type="string" calcext:value-type="string">
            <text:p>WINONA</text:p>
          </table:table-cell>
          <table:table-cell office:value-type="float" office:value="58.2583333333333" calcext:value-type="float">
            <text:p>58.2583333333333</text:p>
          </table:table-cell>
        </table:table-row>
        <table:table-row table:style-name="ro1">
          <table:table-cell office:value-type="string" calcext:value-type="string">
            <text:p>POLK</text:p>
          </table:table-cell>
          <table:table-cell office:value-type="float" office:value="58.7416666666667" calcext:value-type="float">
            <text:p>58.7416666666667</text:p>
          </table:table-cell>
        </table:table-row>
        <table:table-row table:style-name="ro1">
          <table:table-cell office:value-type="string" calcext:value-type="string">
            <text:p>STEARNS</text:p>
          </table:table-cell>
          <table:table-cell office:value-type="float" office:value="59.6" calcext:value-type="float">
            <text:p>59.6</text:p>
          </table:table-cell>
        </table:table-row>
        <table:table-row table:style-name="ro1">
          <table:table-cell office:value-type="string" calcext:value-type="string">
            <text:p>ANOKA</text:p>
          </table:table-cell>
          <table:table-cell office:value-type="float" office:value="59.7666666666667" calcext:value-type="float">
            <text:p>59.7666666666667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62.4333333333333" calcext:value-type="float">
            <text:p>62.4333333333333</text:p>
          </table:table-cell>
        </table:table-row>
        <table:table-row table:style-name="ro1">
          <table:table-cell office:value-type="string" calcext:value-type="string">
            <text:p>HUBBARD</text:p>
          </table:table-cell>
          <table:table-cell office:value-type="float" office:value="63.6916666666667" calcext:value-type="float">
            <text:p>63.6916666666667</text:p>
          </table:table-cell>
        </table:table-row>
        <table:table-row table:style-name="ro1">
          <table:table-cell office:value-type="string" calcext:value-type="string">
            <text:p>POPE</text:p>
          </table:table-cell>
          <table:table-cell office:value-type="float" office:value="63.725" calcext:value-type="float">
            <text:p>63.725</text:p>
          </table:table-cell>
        </table:table-row>
        <table:table-row table:style-name="ro1">
          <table:table-cell office:value-type="string" calcext:value-type="string">
            <text:p>MORRISON</text:p>
          </table:table-cell>
          <table:table-cell office:value-type="float" office:value="63.7333333333333" calcext:value-type="float">
            <text:p>63.7333333333333</text:p>
          </table:table-cell>
        </table:table-row>
        <table:table-row table:style-name="ro1">
          <table:table-cell office:value-type="string" calcext:value-type="string">
            <text:p>KANDIYOHI</text:p>
          </table:table-cell>
          <table:table-cell office:value-type="float" office:value="65.5833333333333" calcext:value-type="float">
            <text:p>65.5833333333333</text:p>
          </table:table-cell>
        </table:table-row>
        <table:table-row table:style-name="ro1">
          <table:table-cell office:value-type="string" calcext:value-type="string">
            <text:p>BELTRAMI</text:p>
          </table:table-cell>
          <table:table-cell office:value-type="float" office:value="66.8416666666667" calcext:value-type="float">
            <text:p>66.8416666666667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float" office:value="66.9166666666667" calcext:value-type="float">
            <text:p>66.9166666666667</text:p>
          </table:table-cell>
        </table:table-row>
        <table:table-row table:style-name="ro1">
          <table:table-cell office:value-type="string" calcext:value-type="string">
            <text:p>MAHNOMEN</text:p>
          </table:table-cell>
          <table:table-cell office:value-type="float" office:value="70.1166666666667" calcext:value-type="float">
            <text:p>70.1166666666667</text:p>
          </table:table-cell>
        </table:table-row>
        <table:table-row table:style-name="ro1">
          <table:table-cell office:value-type="string" calcext:value-type="string">
            <text:p>BLUE_EARTH</text:p>
          </table:table-cell>
          <table:table-cell office:value-type="float" office:value="70.3333333333333" calcext:value-type="float">
            <text:p>70.3333333333333</text:p>
          </table:table-cell>
        </table:table-row>
        <table:table-row table:style-name="ro1">
          <table:table-cell office:value-type="string" calcext:value-type="string">
            <text:p>CROW_WING</text:p>
          </table:table-cell>
          <table:table-cell office:value-type="float" office:value="70.4416666666667" calcext:value-type="float">
            <text:p>70.4416666666667</text:p>
          </table:table-cell>
        </table:table-row>
        <table:table-row table:style-name="ro1">
          <table:table-cell office:value-type="string" calcext:value-type="string">
            <text:p>COTTONWOOD</text:p>
          </table:table-cell>
          <table:table-cell office:value-type="float" office:value="71.4083333333333" calcext:value-type="float">
            <text:p>71.4083333333333</text:p>
          </table:table-cell>
        </table:table-row>
        <table:table-row table:style-name="ro1">
          <table:table-cell office:value-type="string" calcext:value-type="string">
            <text:p>LAKE_OF_THE_WOODS</text:p>
          </table:table-cell>
          <table:table-cell office:value-type="float" office:value="72.8272727272727" calcext:value-type="float">
            <text:p>72.8272727272727</text:p>
          </table:table-cell>
        </table:table-row>
        <table:table-row table:style-name="ro1">
          <table:table-cell office:value-type="string" calcext:value-type="string">
            <text:p>MCLEOD</text:p>
          </table:table-cell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string" calcext:value-type="string">
            <text:p>PIPESTONE</text:p>
          </table:table-cell>
          <table:table-cell office:value-type="float" office:value="73.4416666666667" calcext:value-type="float">
            <text:p>73.4416666666667</text:p>
          </table:table-cell>
        </table:table-row>
        <table:table-row table:style-name="ro1">
          <table:table-cell office:value-type="string" calcext:value-type="string">
            <text:p>KOOCHICHING</text:p>
          </table:table-cell>
          <table:table-cell office:value-type="float" office:value="73.8416666666667" calcext:value-type="float">
            <text:p>73.8416666666667</text:p>
          </table:table-cell>
        </table:table-row>
        <table:table-row table:style-name="ro1">
          <table:table-cell office:value-type="string" calcext:value-type="string">
            <text:p>CLEARWATER</text:p>
          </table:table-cell>
          <table:table-cell office:value-type="float" office:value="78.325" calcext:value-type="float">
            <text:p>78.325</text:p>
          </table:table-cell>
        </table:table-row>
        <table:table-row table:style-name="ro1">
          <table:table-cell office:value-type="string" calcext:value-type="string">
            <text:p>MILLE_LACS</text:p>
          </table:table-cell>
          <table:table-cell office:value-type="float" office:value="78.5833333333333" calcext:value-type="float">
            <text:p>78.5833333333333</text:p>
          </table:table-cell>
        </table:table-row>
        <table:table-row table:style-name="ro1">
          <table:table-cell office:value-type="string" calcext:value-type="string">
            <text:p>WILKIN</text:p>
          </table:table-cell>
          <table:table-cell office:value-type="float" office:value="80.0583333333333" calcext:value-type="float">
            <text:p>80.0583333333333</text:p>
          </table:table-cell>
        </table:table-row>
        <table:table-row table:style-name="ro1">
          <table:table-cell office:value-type="string" calcext:value-type="string">
            <text:p>TRAVERSE</text:p>
          </table:table-cell>
          <table:table-cell office:value-type="float" office:value="80.775" calcext:value-type="float">
            <text:p>80.775</text:p>
          </table:table-cell>
        </table:table-row>
        <table:table-row table:style-name="ro1">
          <table:table-cell office:value-type="string" calcext:value-type="string">
            <text:p>ITASCA</text:p>
          </table:table-cell>
          <table:table-cell office:value-type="float" office:value="81.0916666666667" calcext:value-type="float">
            <text:p>81.0916666666667</text:p>
          </table:table-cell>
        </table:table-row>
        <table:table-row table:style-name="ro1">
          <table:table-cell office:value-type="string" calcext:value-type="string">
            <text:p>KANABEC</text:p>
          </table:table-cell>
          <table:table-cell office:value-type="float" office:value="83.575" calcext:value-type="float">
            <text:p>83.575</text:p>
          </table:table-cell>
        </table:table-row>
        <table:table-row table:style-name="ro1">
          <table:table-cell office:value-type="string" calcext:value-type="string">
            <text:p>CARLTON</text:p>
          </table:table-cell>
          <table:table-cell office:value-type="float" office:value="85.9" calcext:value-type="float">
            <text:p>85.9</text:p>
          </table:table-cell>
        </table:table-row>
        <table:table-row table:style-name="ro1">
          <table:table-cell office:value-type="string" calcext:value-type="string">
            <text:p>ST._LOUIS</text:p>
          </table:table-cell>
          <table:table-cell office:value-type="float" office:value="86.4545454545454" calcext:value-type="float">
            <text:p>86.4545454545454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float" office:value="91.4916666666667" calcext:value-type="float">
            <text:p>91.4916666666667</text:p>
          </table:table-cell>
        </table:table-row>
        <table:table-row table:style-name="ro1">
          <table:table-cell office:value-type="string" calcext:value-type="string">
            <text:p>DOUGLAS</text:p>
          </table:table-cell>
          <table:table-cell office:value-type="float" office:value="94.1666666666667" calcext:value-type="float">
            <text:p>94.1666666666667</text:p>
          </table:table-cell>
        </table:table-row>
        <table:table-row table:style-name="ro1">
          <table:table-cell office:value-type="string" calcext:value-type="string">
            <text:p>AITKIN</text:p>
          </table:table-cell>
          <table:table-cell office:value-type="float" office:value="98.9833333333333" calcext:value-type="float">
            <text:p>98.9833333333333</text:p>
          </table:table-cell>
        </table:table-row>
        <table:table-row table:style-name="ro1">
          <table:table-cell office:value-type="string" calcext:value-type="string">
            <text:p>BIG_STONE</text:p>
          </table:table-cell>
          <table:table-cell office:value-type="float" office:value="107.175" calcext:value-type="float">
            <text:p>107.175</text:p>
          </table:table-cell>
        </table:table-row>
        <table:table-row table:style-name="ro1">
          <table:table-cell office:value-type="string" calcext:value-type="string">
            <text:p>PENNINGTON</text:p>
          </table:table-cell>
          <table:table-cell office:value-type="float" office:value="113.616666666667" calcext:value-type="float">
            <text:p>113.616666666667</text:p>
          </table:table-cell>
        </table:table-row>
        <table:table-row table:style-name="ro1">
          <table:table-cell office:value-type="string" calcext:value-type="string">
            <text:p>WADENA</text:p>
          </table:table-cell>
          <table:table-cell office:value-type="float" office:value="164.183333333333" calcext:value-type="float">
            <text:p>164.18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09:07:19.736392541</meta:creation-date>
    <dc:date>2019-10-16T09:19:22.994751715</dc:date>
    <meta:editing-duration>PT1M53S</meta:editing-duration>
    <meta:editing-cycles>1</meta:editing-cycles>
    <meta:document-statistic meta:table-count="1" meta:cell-count="176" meta:object-count="1"/>
    <meta:generator>LibreOffice/6.2.7.1$Linux_X86_64 LibreOffice_project/2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true" chart:logarithmic="false" chart:reverse-direction="false" text:line-break="false" loext:try-staggering-first="false" chart:label-arrangement="stagger-even" chart:link-data-style-to-source="true" chart:axis-position="0" style:rotation-angle="90"/>
      <style:graphic-properties svg:stroke-color="#b3b3b3"/>
      <style:text-properties fo:font-size="8pt" style:font-size-asian="10pt" style:font-size-complex="10pt"/>
    </style:style>
    <style:style style:name="ch4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542cm" svg:height="13.813cm" xlink:href=".." xlink:type="simple" chart:class="chart:bar" chart:style-name="ch1">
        <chart:plot-area chart:style-name="ch2" table:cell-range-address="Sheet1.A1:Sheet1.B88" chart:data-source-has-labels="column" svg:x="1.178cm" svg:y="0.38cm" svg:width="21.864cm" svg:height="12.962cm">
          <chartooo:coordinate-region svg:x="1.215cm" svg:y="0.38cm" svg:width="21.792cm" svg:height="9.059cm"/>
          <chart:axis chart:dimension="x" chart:name="primary-x" chart:style-name="ch3" chartooo:axis-type="text">
            <chart:categories table:cell-range-address="Sheet1.A1:Sheet1.A88"/>
          </chart:axis>
          <chart:axis chart:dimension="y" chart:name="primary-y" chart:style-name="ch4">
            <chart:title svg:x="0.148cm" svg:y="8.942cm" chart:style-name="ch5">
              <text:p>Opioid Prescripts per Capita</text:p>
            </chart:title>
            <chart:grid chart:style-name="ch6" chart:class="major"/>
          </chart:axis>
          <chart:series chart:style-name="ch7" chart:values-cell-range-address="Sheet1.B1:Sheet1.B88" chart:class="chart:bar">
            <chart:data-point chart:repeated="8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WABASHA</text:p>
                <draw:g>
                  <svg:desc>Sheet1.A1:Sheet1.A88</svg:desc>
                </draw:g>
              </table:table-cell>
              <table:table-cell office:value-type="float" office:value="8.85">
                <text:p>8.85</text:p>
                <draw:g>
                  <svg:desc>Sheet1.B1:Sheet1.B88</svg:desc>
                </draw:g>
              </table:table-cell>
            </table:table-row>
            <table:table-row>
              <table:table-cell office:value-type="string">
                <text:p>HOUSTON</text:p>
              </table:table-cell>
              <table:table-cell office:value-type="float" office:value="15.9875">
                <text:p>15.9875</text:p>
              </table:table-cell>
            </table:table-row>
            <table:table-row>
              <table:table-cell office:value-type="string">
                <text:p>DODGE</text:p>
              </table:table-cell>
              <table:table-cell office:value-type="float" office:value="17.8333333333333">
                <text:p>17.8333333333333</text:p>
              </table:table-cell>
            </table:table-row>
            <table:table-row>
              <table:table-cell office:value-type="string">
                <text:p>LE_SUEUR</text:p>
              </table:table-cell>
              <table:table-cell office:value-type="float" office:value="22.0666666666667">
                <text:p>22.0666666666667</text:p>
              </table:table-cell>
            </table:table-row>
            <table:table-row>
              <table:table-cell office:value-type="string">
                <text:p>SIBLEY</text:p>
              </table:table-cell>
              <table:table-cell office:value-type="float" office:value="23.425">
                <text:p>23.425</text:p>
              </table:table-cell>
            </table:table-row>
            <table:table-row>
              <table:table-cell office:value-type="string">
                <text:p>FILLMORE</text:p>
              </table:table-cell>
              <table:table-cell office:value-type="float" office:value="24.7833333333333">
                <text:p>24.7833333333333</text:p>
              </table:table-cell>
            </table:table-row>
            <table:table-row>
              <table:table-cell office:value-type="string">
                <text:p>NICOLLET</text:p>
              </table:table-cell>
              <table:table-cell office:value-type="float" office:value="24.8666666666667">
                <text:p>24.8666666666667</text:p>
              </table:table-cell>
            </table:table-row>
            <table:table-row>
              <table:table-cell office:value-type="string">
                <text:p>MARSHALL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LAKE</text:p>
              </table:table-cell>
              <table:table-cell office:value-type="float" office:value="27.92">
                <text:p>27.92</text:p>
              </table:table-cell>
            </table:table-row>
            <table:table-row>
              <table:table-cell office:value-type="string">
                <text:p>TODD</text:p>
              </table:table-cell>
              <table:table-cell office:value-type="float" office:value="29.0166666666667">
                <text:p>29.0166666666667</text:p>
              </table:table-cell>
            </table:table-row>
            <table:table-row>
              <table:table-cell office:value-type="string">
                <text:p>JACKSON</text:p>
              </table:table-cell>
              <table:table-cell office:value-type="float" office:value="29.575">
                <text:p>29.575</text:p>
              </table:table-cell>
            </table:table-row>
            <table:table-row>
              <table:table-cell office:value-type="string">
                <text:p>RENVILLE</text:p>
              </table:table-cell>
              <table:table-cell office:value-type="float" office:value="30.275">
                <text:p>30.275</text:p>
              </table:table-cell>
            </table:table-row>
            <table:table-row>
              <table:table-cell office:value-type="string">
                <text:p>CHISAGO</text:p>
              </table:table-cell>
              <table:table-cell office:value-type="float" office:value="32.7166666666667">
                <text:p>32.7166666666667</text:p>
              </table:table-cell>
            </table:table-row>
            <table:table-row>
              <table:table-cell office:value-type="string">
                <text:p>COOK</text:p>
              </table:table-cell>
              <table:table-cell office:value-type="float" office:value="33.05">
                <text:p>33.05</text:p>
              </table:table-cell>
            </table:table-row>
            <table:table-row>
              <table:table-cell office:value-type="string">
                <text:p>KITTSON</text:p>
              </table:table-cell>
              <table:table-cell office:value-type="float" office:value="33.2416666666667">
                <text:p>33.2416666666667</text:p>
              </table:table-cell>
            </table:table-row>
            <table:table-row>
              <table:table-cell office:value-type="string">
                <text:p>MURRAY</text:p>
              </table:table-cell>
              <table:table-cell office:value-type="float" office:value="34.2333333333333">
                <text:p>34.2333333333333</text:p>
              </table:table-cell>
            </table:table-row>
            <table:table-row>
              <table:table-cell office:value-type="string">
                <text:p>OLMSTED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RED_LAKE</text:p>
              </table:table-cell>
              <table:table-cell office:value-type="float" office:value="37.225">
                <text:p>37.225</text:p>
              </table:table-cell>
            </table:table-row>
            <table:table-row>
              <table:table-cell office:value-type="string">
                <text:p>MEEKER</text:p>
              </table:table-cell>
              <table:table-cell office:value-type="float" office:value="41.1333333333333">
                <text:p>41.1333333333333</text:p>
              </table:table-cell>
            </table:table-row>
            <table:table-row>
              <table:table-cell office:value-type="string">
                <text:p>CASS</text:p>
              </table:table-cell>
              <table:table-cell office:value-type="float" office:value="41.5083333333333">
                <text:p>41.5083333333333</text:p>
              </table:table-cell>
            </table:table-row>
            <table:table-row>
              <table:table-cell office:value-type="string">
                <text:p>SCOTT</text:p>
              </table:table-cell>
              <table:table-cell office:value-type="float" office:value="42.0833333333333">
                <text:p>42.0833333333333</text:p>
              </table:table-cell>
            </table:table-row>
            <table:table-row>
              <table:table-cell office:value-type="string">
                <text:p>FREEBORN</text:p>
              </table:table-cell>
              <table:table-cell office:value-type="float" office:value="42.8666666666667">
                <text:p>42.8666666666667</text:p>
              </table:table-cell>
            </table:table-row>
            <table:table-row>
              <table:table-cell office:value-type="string">
                <text:p>WATONWAN</text:p>
              </table:table-cell>
              <table:table-cell office:value-type="float" office:value="43.6583333333333">
                <text:p>43.6583333333333</text:p>
              </table:table-cell>
            </table:table-row>
            <table:table-row>
              <table:table-cell office:value-type="string">
                <text:p>CARVER</text:p>
              </table:table-cell>
              <table:table-cell office:value-type="float" office:value="45.2916666666667">
                <text:p>45.2916666666667</text:p>
              </table:table-cell>
            </table:table-row>
            <table:table-row>
              <table:table-cell office:value-type="string">
                <text:p>WASECA</text:p>
              </table:table-cell>
              <table:table-cell office:value-type="float" office:value="45.9833333333333">
                <text:p>45.9833333333333</text:p>
              </table:table-cell>
            </table:table-row>
            <table:table-row>
              <table:table-cell office:value-type="string">
                <text:p>PINE</text:p>
              </table:table-cell>
              <table:table-cell office:value-type="float" office:value="46.025">
                <text:p>46.025</text:p>
              </table:table-cell>
            </table:table-row>
            <table:table-row>
              <table:table-cell office:value-type="string">
                <text:p>YELLOW_MEDICINE</text:p>
              </table:table-cell>
              <table:table-cell office:value-type="float" office:value="46.0666666666667">
                <text:p>46.0666666666667</text:p>
              </table:table-cell>
            </table:table-row>
            <table:table-row>
              <table:table-cell office:value-type="string">
                <text:p>GRANT</text:p>
              </table:table-cell>
              <table:table-cell office:value-type="float" office:value="47.0416666666667">
                <text:p>47.0416666666667</text:p>
              </table:table-cell>
            </table:table-row>
            <table:table-row>
              <table:table-cell office:value-type="string">
                <text:p>BENTON</text:p>
              </table:table-cell>
              <table:table-cell office:value-type="float" office:value="47.1416666666667">
                <text:p>47.1416666666667</text:p>
              </table:table-cell>
            </table:table-row>
            <table:table-row>
              <table:table-cell office:value-type="string">
                <text:p>SHERBURNE</text:p>
              </table:table-cell>
              <table:table-cell office:value-type="float" office:value="48.675">
                <text:p>48.675</text:p>
              </table:table-cell>
            </table:table-row>
            <table:table-row>
              <table:table-cell office:value-type="string">
                <text:p>HENNEPIN</text:p>
              </table:table-cell>
              <table:table-cell office:value-type="float" office:value="48.725">
                <text:p>48.725</text:p>
              </table:table-cell>
            </table:table-row>
            <table:table-row>
              <table:table-cell office:value-type="string">
                <text:p>RAMSEY</text:p>
              </table:table-cell>
              <table:table-cell office:value-type="float" office:value="49.75">
                <text:p>49.75</text:p>
              </table:table-cell>
            </table:table-row>
            <table:table-row>
              <table:table-cell office:value-type="string">
                <text:p>NORMAN</text:p>
              </table:table-cell>
              <table:table-cell office:value-type="float" office:value="50.8583333333333">
                <text:p>50.8583333333333</text:p>
              </table:table-cell>
            </table:table-row>
            <table:table-row>
              <table:table-cell office:value-type="string">
                <text:p>ROCK</text:p>
              </table:table-cell>
              <table:table-cell office:value-type="float" office:value="51.2166666666667">
                <text:p>51.2166666666667</text:p>
              </table:table-cell>
            </table:table-row>
            <table:table-row>
              <table:table-cell office:value-type="string">
                <text:p>REDWOOD</text:p>
              </table:table-cell>
              <table:table-cell office:value-type="float" office:value="51.275">
                <text:p>51.275</text:p>
              </table:table-cell>
            </table:table-row>
            <table:table-row>
              <table:table-cell office:value-type="string">
                <text:p>FARIBAULT</text:p>
              </table:table-cell>
              <table:table-cell office:value-type="float" office:value="51.9583333333333">
                <text:p>51.9583333333333</text:p>
              </table:table-cell>
            </table:table-row>
            <table:table-row>
              <table:table-cell office:value-type="string">
                <text:p>LINCOLN</text:p>
              </table:table-cell>
              <table:table-cell office:value-type="float" office:value="52.25">
                <text:p>52.25</text:p>
              </table:table-cell>
            </table:table-row>
            <table:table-row>
              <table:table-cell office:value-type="string">
                <text:p>ISANTI</text:p>
              </table:table-cell>
              <table:table-cell office:value-type="float" office:value="52.525">
                <text:p>52.525</text:p>
              </table:table-cell>
            </table:table-row>
            <table:table-row>
              <table:table-cell office:value-type="string">
                <text:p>STEELE</text:p>
              </table:table-cell>
              <table:table-cell office:value-type="float" office:value="52.5916666666667">
                <text:p>52.5916666666667</text:p>
              </table:table-cell>
            </table:table-row>
            <table:table-row>
              <table:table-cell office:value-type="string">
                <text:p>MOWER</text:p>
              </table:table-cell>
              <table:table-cell office:value-type="float" office:value="52.7166666666667">
                <text:p>52.7166666666667</text:p>
              </table:table-cell>
            </table:table-row>
            <table:table-row>
              <table:table-cell office:value-type="string">
                <text:p>LYON</text:p>
              </table:table-cell>
              <table:table-cell office:value-type="float" office:value="52.9833333333333">
                <text:p>52.9833333333333</text:p>
              </table:table-cell>
            </table:table-row>
            <table:table-row>
              <table:table-cell office:value-type="string">
                <text:p>GOODHUE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RICE</text:p>
              </table:table-cell>
              <table:table-cell office:value-type="float" office:value="53.425">
                <text:p>53.425</text:p>
              </table:table-cell>
            </table:table-row>
            <table:table-row>
              <table:table-cell office:value-type="string">
                <text:p>NOBLES</text:p>
              </table:table-cell>
              <table:table-cell office:value-type="float" office:value="53.6916666666667">
                <text:p>53.6916666666667</text:p>
              </table:table-cell>
            </table:table-row>
            <table:table-row>
              <table:table-cell office:value-type="string">
                <text:p>WRIGHT</text:p>
              </table:table-cell>
              <table:table-cell office:value-type="float" office:value="53.8083333333333">
                <text:p>53.8083333333333</text:p>
              </table:table-cell>
            </table:table-row>
            <table:table-row>
              <table:table-cell office:value-type="string">
                <text:p>SAINT_LOUIS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BECKER</text:p>
              </table:table-cell>
              <table:table-cell office:value-type="float" office:value="55.3333333333333">
                <text:p>55.3333333333333</text:p>
              </table:table-cell>
            </table:table-row>
            <table:table-row>
              <table:table-cell office:value-type="string">
                <text:p>STEVENS</text:p>
              </table:table-cell>
              <table:table-cell office:value-type="float" office:value="55.525">
                <text:p>55.525</text:p>
              </table:table-cell>
            </table:table-row>
            <table:table-row>
              <table:table-cell office:value-type="string">
                <text:p>LAC_QUI_PARLE</text:p>
              </table:table-cell>
              <table:table-cell office:value-type="float" office:value="56.5583333333333">
                <text:p>56.5583333333333</text:p>
              </table:table-cell>
            </table:table-row>
            <table:table-row>
              <table:table-cell office:value-type="string">
                <text:p>CHIPPEWA</text:p>
              </table:table-cell>
              <table:table-cell office:value-type="float" office:value="56.8916666666667">
                <text:p>56.8916666666667</text:p>
              </table:table-cell>
            </table:table-row>
            <table:table-row>
              <table:table-cell office:value-type="string">
                <text:p>DAKOTA</text:p>
              </table:table-cell>
              <table:table-cell office:value-type="float" office:value="57.2416666666667">
                <text:p>57.2416666666667</text:p>
              </table:table-cell>
            </table:table-row>
            <table:table-row>
              <table:table-cell office:value-type="string">
                <text:p>SWIFT</text:p>
              </table:table-cell>
              <table:table-cell office:value-type="float" office:value="57.5833333333333">
                <text:p>57.5833333333333</text:p>
              </table:table-cell>
            </table:table-row>
            <table:table-row>
              <table:table-cell office:value-type="string">
                <text:p>ROSEAU</text:p>
              </table:table-cell>
              <table:table-cell office:value-type="float" office:value="57.7333333333333">
                <text:p>57.7333333333333</text:p>
              </table:table-cell>
            </table:table-row>
            <table:table-row>
              <table:table-cell office:value-type="string">
                <text:p>OTTER_TAIL</text:p>
              </table:table-cell>
              <table:table-cell office:value-type="float" office:value="58.0916666666667">
                <text:p>58.0916666666667</text:p>
              </table:table-cell>
            </table:table-row>
            <table:table-row>
              <table:table-cell office:value-type="string">
                <text:p>CLAY</text:p>
              </table:table-cell>
              <table:table-cell office:value-type="float" office:value="58.1916666666667">
                <text:p>58.1916666666667</text:p>
              </table:table-cell>
            </table:table-row>
            <table:table-row>
              <table:table-cell office:value-type="string">
                <text:p>WINONA</text:p>
              </table:table-cell>
              <table:table-cell office:value-type="float" office:value="58.2583333333333">
                <text:p>58.2583333333333</text:p>
              </table:table-cell>
            </table:table-row>
            <table:table-row>
              <table:table-cell office:value-type="string">
                <text:p>POLK</text:p>
              </table:table-cell>
              <table:table-cell office:value-type="float" office:value="58.7416666666667">
                <text:p>58.7416666666667</text:p>
              </table:table-cell>
            </table:table-row>
            <table:table-row>
              <table:table-cell office:value-type="string">
                <text:p>STEARNS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ANOKA</text:p>
              </table:table-cell>
              <table:table-cell office:value-type="float" office:value="59.7666666666667">
                <text:p>59.7666666666667</text:p>
              </table:table-cell>
            </table:table-row>
            <table:table-row>
              <table:table-cell office:value-type="string">
                <text:p>WASHINGTON</text:p>
              </table:table-cell>
              <table:table-cell office:value-type="float" office:value="62.4333333333333">
                <text:p>62.4333333333333</text:p>
              </table:table-cell>
            </table:table-row>
            <table:table-row>
              <table:table-cell office:value-type="string">
                <text:p>HUBBARD</text:p>
              </table:table-cell>
              <table:table-cell office:value-type="float" office:value="63.6916666666667">
                <text:p>63.6916666666667</text:p>
              </table:table-cell>
            </table:table-row>
            <table:table-row>
              <table:table-cell office:value-type="string">
                <text:p>POPE</text:p>
              </table:table-cell>
              <table:table-cell office:value-type="float" office:value="63.725">
                <text:p>63.725</text:p>
              </table:table-cell>
            </table:table-row>
            <table:table-row>
              <table:table-cell office:value-type="string">
                <text:p>MORRISON</text:p>
              </table:table-cell>
              <table:table-cell office:value-type="float" office:value="63.7333333333333">
                <text:p>63.7333333333333</text:p>
              </table:table-cell>
            </table:table-row>
            <table:table-row>
              <table:table-cell office:value-type="string">
                <text:p>KANDIYOHI</text:p>
              </table:table-cell>
              <table:table-cell office:value-type="float" office:value="65.5833333333333">
                <text:p>65.5833333333333</text:p>
              </table:table-cell>
            </table:table-row>
            <table:table-row>
              <table:table-cell office:value-type="string">
                <text:p>BELTRAMI</text:p>
              </table:table-cell>
              <table:table-cell office:value-type="float" office:value="66.8416666666667">
                <text:p>66.8416666666667</text:p>
              </table:table-cell>
            </table:table-row>
            <table:table-row>
              <table:table-cell office:value-type="string">
                <text:p>BROWN</text:p>
              </table:table-cell>
              <table:table-cell office:value-type="float" office:value="66.9166666666667">
                <text:p>66.9166666666667</text:p>
              </table:table-cell>
            </table:table-row>
            <table:table-row>
              <table:table-cell office:value-type="string">
                <text:p>MAHNOMEN</text:p>
              </table:table-cell>
              <table:table-cell office:value-type="float" office:value="70.1166666666667">
                <text:p>70.1166666666667</text:p>
              </table:table-cell>
            </table:table-row>
            <table:table-row>
              <table:table-cell office:value-type="string">
                <text:p>BLUE_EARTH</text:p>
              </table:table-cell>
              <table:table-cell office:value-type="float" office:value="70.3333333333333">
                <text:p>70.3333333333333</text:p>
              </table:table-cell>
            </table:table-row>
            <table:table-row>
              <table:table-cell office:value-type="string">
                <text:p>CROW_WING</text:p>
              </table:table-cell>
              <table:table-cell office:value-type="float" office:value="70.4416666666667">
                <text:p>70.4416666666667</text:p>
              </table:table-cell>
            </table:table-row>
            <table:table-row>
              <table:table-cell office:value-type="string">
                <text:p>COTTONWOOD</text:p>
              </table:table-cell>
              <table:table-cell office:value-type="float" office:value="71.4083333333333">
                <text:p>71.4083333333333</text:p>
              </table:table-cell>
            </table:table-row>
            <table:table-row>
              <table:table-cell office:value-type="string">
                <text:p>LAKE_OF_THE_WOODS</text:p>
              </table:table-cell>
              <table:table-cell office:value-type="float" office:value="72.8272727272727">
                <text:p>72.8272727272727</text:p>
              </table:table-cell>
            </table:table-row>
            <table:table-row>
              <table:table-cell office:value-type="string">
                <text:p>MCLEOD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PIPESTONE</text:p>
              </table:table-cell>
              <table:table-cell office:value-type="float" office:value="73.4416666666667">
                <text:p>73.4416666666667</text:p>
              </table:table-cell>
            </table:table-row>
            <table:table-row>
              <table:table-cell office:value-type="string">
                <text:p>KOOCHICHING</text:p>
              </table:table-cell>
              <table:table-cell office:value-type="float" office:value="73.8416666666667">
                <text:p>73.8416666666667</text:p>
              </table:table-cell>
            </table:table-row>
            <table:table-row>
              <table:table-cell office:value-type="string">
                <text:p>CLEARWATER</text:p>
              </table:table-cell>
              <table:table-cell office:value-type="float" office:value="78.325">
                <text:p>78.325</text:p>
              </table:table-cell>
            </table:table-row>
            <table:table-row>
              <table:table-cell office:value-type="string">
                <text:p>MILLE_LACS</text:p>
              </table:table-cell>
              <table:table-cell office:value-type="float" office:value="78.5833333333333">
                <text:p>78.5833333333333</text:p>
              </table:table-cell>
            </table:table-row>
            <table:table-row>
              <table:table-cell office:value-type="string">
                <text:p>WILKIN</text:p>
              </table:table-cell>
              <table:table-cell office:value-type="float" office:value="80.0583333333333">
                <text:p>80.0583333333333</text:p>
              </table:table-cell>
            </table:table-row>
            <table:table-row>
              <table:table-cell office:value-type="string">
                <text:p>TRAVERSE</text:p>
              </table:table-cell>
              <table:table-cell office:value-type="float" office:value="80.775">
                <text:p>80.775</text:p>
              </table:table-cell>
            </table:table-row>
            <table:table-row>
              <table:table-cell office:value-type="string">
                <text:p>ITASCA</text:p>
              </table:table-cell>
              <table:table-cell office:value-type="float" office:value="81.0916666666667">
                <text:p>81.0916666666667</text:p>
              </table:table-cell>
            </table:table-row>
            <table:table-row>
              <table:table-cell office:value-type="string">
                <text:p>KANABEC</text:p>
              </table:table-cell>
              <table:table-cell office:value-type="float" office:value="83.575">
                <text:p>83.575</text:p>
              </table:table-cell>
            </table:table-row>
            <table:table-row>
              <table:table-cell office:value-type="string">
                <text:p>CARLTON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ST._LOUIS</text:p>
              </table:table-cell>
              <table:table-cell office:value-type="float" office:value="86.4545454545454">
                <text:p>86.4545454545454</text:p>
              </table:table-cell>
            </table:table-row>
            <table:table-row>
              <table:table-cell office:value-type="string">
                <text:p>MARTIN</text:p>
              </table:table-cell>
              <table:table-cell office:value-type="float" office:value="91.4916666666667">
                <text:p>91.4916666666667</text:p>
              </table:table-cell>
            </table:table-row>
            <table:table-row>
              <table:table-cell office:value-type="string">
                <text:p>DOUGLAS</text:p>
              </table:table-cell>
              <table:table-cell office:value-type="float" office:value="94.1666666666667">
                <text:p>94.1666666666667</text:p>
              </table:table-cell>
            </table:table-row>
            <table:table-row>
              <table:table-cell office:value-type="string">
                <text:p>AITKIN</text:p>
              </table:table-cell>
              <table:table-cell office:value-type="float" office:value="98.9833333333333">
                <text:p>98.9833333333333</text:p>
              </table:table-cell>
            </table:table-row>
            <table:table-row>
              <table:table-cell office:value-type="string">
                <text:p>BIG_STONE</text:p>
              </table:table-cell>
              <table:table-cell office:value-type="float" office:value="107.175">
                <text:p>107.175</text:p>
              </table:table-cell>
            </table:table-row>
            <table:table-row>
              <table:table-cell office:value-type="string">
                <text:p>PENNINGTON</text:p>
              </table:table-cell>
              <table:table-cell office:value-type="float" office:value="113.616666666667">
                <text:p>113.616666666667</text:p>
              </table:table-cell>
            </table:table-row>
            <table:table-row>
              <table:table-cell office:value-type="string">
                <text:p>WADENA</text:p>
              </table:table-cell>
              <table:table-cell office:value-type="float" office:value="164.183333333333">
                <text:p>164.18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